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1 Spieler erfassen und Spiel initialisieren</text:p>
      <text:p text:style-name="Standard">Akteure: Applikation</text:p>
      <text:p text:style-name="Standard">Priorität: Hoch</text:p>
      <text:p text:style-name="Standard">Referenz(?): F42-f777</text:p>
      <text:p text:style-name="Standard">Beschreibung: Die Spieler werden aufgefordert einen Namen und eine Farbe für sich anzugeben. Für jeden der maximal 4 Spieler gibt es hier ein Tesxtfeld und eine Farbauswahl. Ebenfalls müssen hier die Kategorien für die Wissensfragen ausgewählt werden. Wenn alle Namen und Farben gewählt sind, sowie die Kategorien für die Wissensfragen gewählt wurden, wird durch einen Druck auf "Spiel Starten" das Spiel initialisiert.</text:p>
      <text:p text:style-name="Standard">Der Spielplan wird aufgebaut und die Fragekarten gemischt. Alle Spielfiguren werden auf Angang gesetzt.</text:p>
      <text:p text:style-name="Standard">Vorbedinung: Spiel wurde gestartet. Spieleranzahl ist &gt;2 und &lt;5</text:p>
      <text:p text:style-name="Standard">Nachbedinung:Spieler können das Spiel beginnen, spezifisch: Würfeln</text:p>
      <text:p text:style-name="Standard"/>
      <text:p text:style-name="Standard">U2 Spielzug durchführen</text:p>
      <text:p text:style-name="Standard">Akteure: Spieler (der am Zug ist)</text:p>
      <text:p text:style-name="Standard">Priorität: Hoch</text:p>
      <text:p text:style-name="Standard">Referenz(?): F42-f777</text:p>
      <text:p text:style-name="Standard">Beschreibung: Der Spieler Würfelt, indem er auf den Knopf "Würfeln" drockt.. Anschliessend wählt er eine seiner Spielfiguren durch einen Mausklick aus, die er bewegen möchte. Diese Figur wird dann um die Augenzahl des Würfelwurfes im Uhrzeigersinn versetzt. Eine Spielfigur aus dem Heimatfeld kann jedoch nur bei einer gewürfelten 6 bewegt werden. Besitzt der Spieler keine Figur auf dem Feld und hat keine 6 gewürfelt, darf er noch einmal Würfeln. Dieses wiederholt sich noch maximal ein mal.</text:p>
      <text:p text:style-name="Standard">Vorbedinung: Spiel ist Initialisiert</text:p>
      <text:p text:style-name="Standard">Nachbedin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0M4S</meta:editing-duration>
    <meta:editing-cycles>9</meta:editing-cycles>
    <meta:generator>OpenOffice.org/3.3$Win32 OpenOffice.org_project/330m20$Build-9567</meta:generator>
    <dc:date>2012-06-26T16:29:57.57</dc:date>
    <dc:creator>Frederic Behrens</dc:creator>
    <meta:document-statistic meta:table-count="0" meta:image-count="0" meta:object-count="0" meta:page-count="1" meta:paragraph-count="15" meta:word-count="198" meta:character-count="1386"/>
    <meta:user-defined meta:name="Info 1"/>
    <meta:user-defined meta:name="Info 2"/>
    <meta:user-defined meta:name="Info 3"/>
    <meta:user-defined meta:name="Info 4"/>
  </office:meta>
</office:document-meta>
</file>